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P114" style:parent-style-name="Título7" style:family="paragraph">
      <style:paragraph-properties fo:text-align="justify"/>
      <style:text-properties fo:color="#4F81BD" fo:font-size="20pt" style:font-size-asian="20pt" fo:language="es" fo:country="MX"/>
    </style:style>
    <style:style style:name="P115" style:parent-style-name="Normal" style:family="paragraph">
      <style:text-properties fo:language="es" fo:country="MX"/>
    </style:style>
    <style:style style:name="P116" style:parent-style-name="Normal" style:family="paragraph">
      <style:paragraph-properties fo:text-align="justify"/>
    </style:style>
    <style:style style:name="T117" style:parent-style-name="Fuentedepárrafopredeter." style:family="text">
      <style:text-properties fo:language="es" fo:country="MX"/>
    </style:style>
    <style:style style:name="T118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/>
    </style:style>
    <style:style style:name="P119" style:parent-style-name="Normal" style:family="paragraph">
      <style:paragraph-properties fo:text-align="justify"/>
      <style:text-properties style:font-name="Arial" style:font-name-complex="Arial" fo:language="es" fo:country="MX"/>
    </style:style>
    <style:style style:name="P120" style:parent-style-name="Normal" style:family="paragraph">
      <style:paragraph-properties fo:text-align="justify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5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0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2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5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6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7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38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T139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40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4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P142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3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4" style:parent-style-name="Normal" style:family="paragraph">
      <style:text-properties style:font-name="Arial" style:font-name-complex="Arial" fo:font-size="13pt" style:font-size-asian="13pt" style:font-size-complex="13pt" fo:language="es" fo:country="MX"/>
    </style:style>
    <style:style style:name="P145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6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7" style:parent-style-name="Normal" style:family="paragraph">
      <style:text-properties style:font-name="Arial" style:font-name-asian="Times New Roman" style:font-name-complex="Arial" fo:font-weight="bold" style:font-weight-asian="bold" fo:font-size="14pt" style:font-size-asian="14pt" fo:language="es" fo:country="MX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0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1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2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53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6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<text:span text:style-name="T98">23</text:span><text:span text:style-name="T99"><text:s/>-Septiembre- 2017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soft-page-break/>
      <text:p text:style-name="P112"><text:tab/><text:tab/><text:tab/><text:tab/><text:tab/>CALIFICACIÓN:<text:s/>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  <text:soft-page-break/>
      <text:h text:style-name="P114" text:outline-level="7">Guía práctica de estudio 06: Entorno de C (editores, compilación y ejecución)</text:h>
      <text:p text:style-name="P115"/>
      <text:p text:style-name="P116"><text:span text:style-name="T117"><text:s/></text:span><text:span text:style-name="T118">Objetivo:<text:s/></text:span></text:p>
      <text:p text:style-name="P119"/>
      <text:p text:style-name="P120"><text:span text:style-name="T121">Conocer y usar los ambientes y herramientas para el desarrollo y ejecución de programas en Lenguaje C, como editores y compiladores en diversos sistemas operativos.</text:span></text:p>
      <text:p text:style-name="P122"/>
      <text:p text:style-name="P123">Reporte:</text:p>
      <text:p text:style-name="P124"/>
      <text:p text:style-name="P125">En esta clase hicimos una lectura<text:s/>breve<text:s/>de algunos aspectos de la práctica<text:s/>para posteriormente poder ejecutar los comandos que se indicaban. Trabajamos en GNU/Linux, primero realizamos<text:s/>el editor vi una vez realizado esto creamos texto en cuatro líneas para que con ellas utilizáramos los comandos para cortar/borrar y pegar (dd-p) o copiar una o más líneas sin que esta se elimine (yy), posteriormente guardamos los cambios (presionamos esc y después<text:s/>:w) para luego salir de vi (:q)</text:p>
      <text:p text:style-name="P126"/>
      <text:p text:style-name="P127">Cuando comprendimos eso realizamos un programa en el que tenía que escribir “hola mundo” así que creamos <text:s/>un documento .c en donde escribimos lo siguiente:</text:p>
      <text:p text:style-name="P128"/>
      <text:p text:style-name="P129">#include&lt;stdio.h&gt;</text:p>
      <text:p text:style-name="P130"/>
      <text:p text:style-name="P131">Main (){</text:p>
      <text:p text:style-name="P132"><text:tab/>Printf(“ Hola mundo”);</text:p>
      <text:p text:style-name="P133"><text:tab/>Return 0;<text:s/></text:p>
      <text:p text:style-name="P134">}</text:p>
      <text:p text:style-name="P135"><text:s/></text:p>
      <text:p text:style-name="P136"><text:s/>Cuando terminamos guardamos y salimos de vi (:wq) y compilamos el programa con el comando gcc<text:s/>texto,c, para ejecutar realizamos lo siguiente:<text:s/></text:p>
      <text:p text:style-name="P137">gcc texto.c –o texto.out</text:p>
      <text:p text:style-name="P138"/>
      <text:p text:style-name="Normal"><text:span text:style-name="T139">./a<text:s/></text:span><text:span text:style-name="T140">texto.out</text:span><text:span text:style-name="T141"><text:s/></text:span></text:p>
      <text:p text:style-name="P142"/>
      <text:p text:style-name="P143">Ya que aprendimos como es el funcionamiento y los comandos pasamos a realizar los programas de suma de dos números<text:s/>utilizando todo lo anterior (compilación y ejecución) también modificamos para realizar la resta.</text:p>
      <text:p text:style-name="P144"/>
      <text:p text:style-name="P145"/>
      <text:p text:style-name="P146">Conclusión</text:p>
      <text:p text:style-name="P147"><text:s/></text:p>
      <text:p text:style-name="P148"><text:span text:style-name="T149">En cuestión<text:s/></text:span><text:span text:style-name="T150">d</text:span><text:span text:style-name="T151">e la elaboraci</text:span><text:span text:style-name="T152">ón del programa me resultó más o menos sencillo pues era algo que habíamos visto y trabajado previamente en clase pero lo que se me olvidaba era donde finalizaban las comillas<text:s/></text:span><text:span text:style-name="T153">y lo demás fue sencillo, aunque llegué a confundirme un poco al momento de compilar, pero vi los pasos que había en el ejercicio de “hola mundo” y con ello pude continuar con el ejercicio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Mangal" fo:color="#243F60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243F60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style:font-name-asian="Times New Roman" style:font-name-complex="Mangal" fo:font-style="italic" style:font-style-asian="italic" style:font-style-complex="italic" fo:color="#404040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5Car" style:display-name="Título 5 Car" style:family="text" style:parent-style-name="Fuentedepárrafopredeter.">
      <style:text-properties style:font-name="Cambria" style:font-name-asian="Times New Roman" style:font-name-complex="Mangal" fo:color="#243F60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Título6Car" style:display-name="Título 6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243F60" style:font-size-complex="10.5pt"/>
    </style:style>
    <style:style style:name="Título7Car" style:display-name="Título 7 Car" style:family="text" style:parent-style-name="Fuentedepárrafopredeter.">
      <style:text-properties style:font-name="Cambria" style:font-name-asian="Times New Roman" style:font-name-complex="Mangal" fo:font-style="italic" style:font-style-asian="italic" style:font-style-complex="italic" fo:color="#4040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9-17T22:24:00Z</meta:creation-date>
    <dc:date>2017-09-24T18:53:00Z</dc:date>
    <meta:template xlink:href="Normal" xlink:type="simple"/>
    <meta:editing-cycles>20</meta:editing-cycles>
    <meta:editing-duration>PT7680S</meta:editing-duration>
    <meta:document-statistic meta:page-count="3" meta:paragraph-count="4" meta:word-count="351" meta:character-count="2282" meta:row-count="16" meta:non-whitespace-character-count="1935"/>
  </office:meta>
</office:document-meta>
</file>